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久しぶりのまったりタイム～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が潤いますなぁ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の言うとおり、ずっと強い相手とばかり
戦ってきた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だね。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That's true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の死神だけはホント別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うまく戦いを回避していきた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の世界に来ちゃっている以上、いずれは
戦うことになってしまうと思い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めて弱点があれば、勝機も望めるのですが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あの死神ちゃん、お腹を空かせて
帰っちゃったみたいだっ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お腹ぺこぺこ状態の時を狙えば
勝てるかも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タイミングを見計らうの、難しい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お腹空いた状態で、どこまで弱体化
するか分かんない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ホラ、早乙女くんに一目惚れだった
じゃ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淡い恋心を逆手に取って、早乙女くんが
言葉巧みにダマして、魔界に帰しちゃうと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相手とは言え、なかなかえげつない戦法
考えるの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、あれは“淡い恋心”どころじゃなくて
ベタボレだ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一瞬でオちてた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さすがにビックリ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んとよね！　まったく、早乙女なんかの
どこが良いのか全然理解できない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ー？　にゃんちゃん、それは本当に
本心なのカナ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割には、普段から早乙女くんのこと
横目でチラチラ見てるような～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ぁ！？　そ、そ、そ、そ、そ、そ、そ、そ、
そ、そ、そそそそそそ、そ、そ、そん、そ、そそん
そ、そ、そ、そ、そ、そ、そ、そ、そそそそそそそ
そそそ、そんな、そんなわけないでしょ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分かりやす過ぎて、逆にリアクション取り
　づら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の・・・実を言う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一目惚れは、死神の特性でもあ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特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、どういう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存じのとおり、死神は“2体持ち”という特殊な
生まれ方を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そらく、複数の肉体を１つの精神で支配する
生態は、生物史上で死神しか持っていない、
極めて稀なケー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性質上、死神の女性は自分と非常に
相性のいい男性を選ばないと、複数の体を
うまく身ごもることができないと言われて
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ので、死神は自分の最高のパートナーを
生物的な直感で見抜く能力が高い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早乙女はあの死神と相性が良くて、
それを悟った死神は、あんなに猛烈な
アプローチをしてきたってこ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ん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での死神の個体数は、魔族全体のうち
0.1％にも満たないとも言われていますので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“一目惚れ”は、ベストパートナーに
出会う数少ないチャンスを確実にモノに
するための特性なのでしょ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ふふーん♪　それって要するにさ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死神と早乙女くんは、
“カラダの相性がバッチリ”
ってことなんでしょ～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　　　　　　　　　　　　　　　　　　　　（聞こえていないフリ）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まあ、ええと、その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いう・・・感じ？　かもです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とととととととにかくっ！！！！　さ、さ、さ、
早乙女は、一応、あたし達の指揮官なんだから
か、か、か、簡単に死神なんかにホイホイ
ついて行かせるようなマネはだだだだだだだだ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だだだだだだだだだだだだだだだだだだだ
だだだだめなんだからねっ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承知しておりますので、どうか気を
静めていただけます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